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aba0" officeooo:paragraph-rsid="0008aba0"/>
    </style:style>
    <style:style style:name="P2" style:family="paragraph" style:parent-style-name="Standard">
      <style:paragraph-properties fo:text-align="justify" style:justify-single-word="false"/>
      <style:text-properties officeooo:rsid="0009eb02" officeooo:paragraph-rsid="0009eb02"/>
    </style:style>
    <style:style style:name="P3" style:family="paragraph" style:parent-style-name="Standard">
      <style:paragraph-properties fo:text-align="justify" style:justify-single-word="false"/>
      <style:text-properties officeooo:rsid="000d2e10" officeooo:paragraph-rsid="000d2e10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f9582" officeooo:paragraph-rsid="000f9582"/>
    </style:style>
    <style:style style:name="P5" style:family="paragraph" style:parent-style-name="Standard">
      <style:text-properties officeooo:rsid="000f9582" officeooo:paragraph-rsid="000f9582"/>
    </style:style>
    <style:style style:name="P6" style:family="paragraph" style:parent-style-name="Standard" style:list-style-name="L1">
      <style:text-properties officeooo:rsid="000f9582" officeooo:paragraph-rsid="000f9582"/>
    </style:style>
    <style:style style:name="P7" style:family="paragraph" style:parent-style-name="Standard" style:list-style-name="L2">
      <style:text-properties officeooo:rsid="000f9582" officeooo:paragraph-rsid="000f9582"/>
    </style:style>
    <style:style style:name="P8" style:family="paragraph" style:parent-style-name="Standard" style:list-style-name="L2">
      <style:text-properties officeooo:rsid="000f9582" officeooo:paragraph-rsid="0011682a"/>
    </style:style>
    <style:style style:name="P9" style:family="paragraph" style:parent-style-name="Standard" style:list-style-name="L3">
      <style:text-properties officeooo:rsid="000f9582" officeooo:paragraph-rsid="001326b2"/>
    </style:style>
    <style:style style:name="P10" style:family="paragraph" style:parent-style-name="Standard" style:list-style-name="L3">
      <style:text-properties officeooo:rsid="000f9582" officeooo:paragraph-rsid="00199d63"/>
    </style:style>
    <style:style style:name="P11" style:family="paragraph" style:parent-style-name="Standard" style:list-style-name="L3">
      <style:text-properties officeooo:rsid="000f9582" officeooo:paragraph-rsid="00135cb5"/>
    </style:style>
    <style:style style:name="P12" style:family="paragraph" style:parent-style-name="Standard" style:list-style-name="L3">
      <style:text-properties officeooo:rsid="000f9582" officeooo:paragraph-rsid="000f9582"/>
    </style:style>
    <style:style style:name="P13" style:family="paragraph" style:parent-style-name="Standard">
      <style:text-properties fo:font-size="14pt" officeooo:rsid="000f9582" officeooo:paragraph-rsid="000f9582" style:font-size-asian="14pt" style:font-size-complex="14pt"/>
    </style:style>
    <style:style style:name="P14" style:family="paragraph" style:parent-style-name="Standard">
      <style:text-properties fo:font-size="14pt" officeooo:rsid="0008aba0" officeooo:paragraph-rsid="0008aba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9eb02" officeooo:paragraph-rsid="0009eb02" style:font-size-asian="14pt" style:font-size-complex="14pt"/>
    </style:style>
    <style:style style:name="P16" style:family="paragraph" style:parent-style-name="Standard">
      <style:text-properties fo:font-size="14pt" style:text-underline-style="solid" style:text-underline-width="auto" style:text-underline-color="font-color" officeooo:rsid="00160b75" officeooo:paragraph-rsid="00160b75" style:font-size-asian="14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0f9582" officeooo:paragraph-rsid="000f9582" style:font-size-asian="14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rsid="0018651f" officeooo:paragraph-rsid="0018651f" style:font-size-asian="14pt" style:font-size-complex="14pt"/>
    </style:style>
    <style:style style:name="P19" style:family="paragraph" style:parent-style-name="Standard">
      <style:text-properties fo:font-size="14pt" style:text-underline-style="solid" style:text-underline-width="auto" style:text-underline-color="font-color" officeooo:rsid="001b4fba" officeooo:paragraph-rsid="001b4fba" style:font-size-asian="14pt" style:font-size-complex="14pt"/>
    </style:style>
    <style:style style:name="P20" style:family="paragraph" style:parent-style-name="Standard">
      <style:text-properties officeooo:rsid="001326b2" officeooo:paragraph-rsid="001326b2"/>
    </style:style>
    <style:style style:name="P21" style:family="paragraph" style:parent-style-name="Standard">
      <style:text-properties officeooo:rsid="00160b75" officeooo:paragraph-rsid="00160b75"/>
    </style:style>
    <style:style style:name="P22" style:family="paragraph" style:parent-style-name="Standard">
      <style:text-properties fo:font-size="12pt" officeooo:rsid="00160b75" officeooo:paragraph-rsid="00160b75" style:font-size-asian="12pt" style:font-size-complex="12pt"/>
    </style:style>
    <style:style style:name="P23" style:family="paragraph" style:parent-style-name="Standard">
      <style:text-properties fo:font-size="12pt" officeooo:rsid="001642c1" officeooo:paragraph-rsid="001642c1" style:font-size-asian="12pt" style:font-size-complex="12pt"/>
    </style:style>
    <style:style style:name="P24" style:family="paragraph" style:parent-style-name="Standard">
      <style:text-properties officeooo:rsid="00167dfe" officeooo:paragraph-rsid="00167dfe"/>
    </style:style>
    <style:style style:name="P25" style:family="paragraph" style:parent-style-name="Standard" style:list-style-name="L3">
      <style:text-properties officeooo:rsid="001a23ec" officeooo:paragraph-rsid="001a23ec"/>
    </style:style>
    <style:style style:name="P26" style:family="paragraph" style:parent-style-name="Standard">
      <style:text-properties officeooo:rsid="001b4fba" officeooo:paragraph-rsid="001b4fba"/>
    </style:style>
    <style:style style:name="P27" style:family="paragraph" style:parent-style-name="Standard">
      <style:text-properties officeooo:rsid="001e8b64" officeooo:paragraph-rsid="001e8b64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0f9582" officeooo:paragraph-rsid="000f9582" style:font-weight-asian="bold" style:font-weight-complex="bold"/>
    </style:style>
    <style:style style:name="P29" style:family="paragraph" style:parent-style-name="Standard">
      <style:text-properties fo:font-weight="bold" officeooo:rsid="000f9582" officeooo:paragraph-rsid="000f9582" style:font-weight-asian="bold" style:font-weight-complex="bold"/>
    </style:style>
    <style:style style:name="P30" style:family="paragraph" style:parent-style-name="Standard">
      <style:text-properties fo:font-weight="bold" officeooo:rsid="001326b2" officeooo:paragraph-rsid="001326b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09eb02" officeooo:paragraph-rsid="00227345"/>
    </style:style>
    <style:style style:name="P32" style:family="paragraph" style:parent-style-name="Standard">
      <style:paragraph-properties fo:text-align="justify" style:justify-single-word="false"/>
      <style:text-properties officeooo:rsid="0009eb02" officeooo:paragraph-rsid="0022acfe"/>
    </style:style>
    <style:style style:name="P33" style:family="paragraph" style:parent-style-name="Standard">
      <style:text-properties officeooo:rsid="0026b578" officeooo:paragraph-rsid="0026b578"/>
    </style:style>
    <style:style style:name="T1" style:family="text">
      <style:text-properties officeooo:rsid="000cc4c6"/>
    </style:style>
    <style:style style:name="T2" style:family="text">
      <style:text-properties officeooo:rsid="0011682a"/>
    </style:style>
    <style:style style:name="T3" style:family="text">
      <style:text-properties officeooo:rsid="001326b2"/>
    </style:style>
    <style:style style:name="T4" style:family="text">
      <style:text-properties officeooo:rsid="00135cb5"/>
    </style:style>
    <style:style style:name="T5" style:family="text">
      <style:text-properties fo:font-weight="bold" officeooo:rsid="0011682a" style:font-weight-asian="bold" style:font-weight-complex="bold"/>
    </style:style>
    <style:style style:name="T6" style:family="text">
      <style:text-properties officeooo:rsid="00149289"/>
    </style:style>
    <style:style style:name="T7" style:family="text">
      <style:text-properties officeooo:rsid="0016ac85"/>
    </style:style>
    <style:style style:name="T8" style:family="text">
      <style:text-properties officeooo:rsid="00199d63"/>
    </style:style>
    <style:style style:name="T9" style:family="text">
      <style:text-properties officeooo:rsid="001b8928"/>
    </style:style>
    <style:style style:name="T10" style:family="text">
      <style:text-properties officeooo:rsid="001e8b64"/>
    </style:style>
    <style:style style:name="T11" style:family="text">
      <style:text-properties officeooo:rsid="001fdfff"/>
    </style:style>
    <style:style style:name="T12" style:family="text">
      <style:text-properties officeooo:rsid="0020e70a"/>
    </style:style>
    <style:style style:name="T13" style:family="text">
      <style:text-properties officeooo:rsid="00227345"/>
    </style:style>
    <style:style style:name="T14" style:family="text">
      <style:text-properties officeooo:rsid="0024dd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pport Projet BASH : rapatriement de fichiers automatique</text:p>
      <text:p text:style-name="P14">LEDEE Maxime &amp; LEVON Stéphanie </text:p>
      <text:p text:style-name="P14">(à faire en Latex)</text:p>
      <text:p text:style-name="P1"/>
      <text:p text:style-name="P15">Structure de fichiers</text:p>
      <text:p text:style-name="P2"/>
      <text:p text:style-name="P32"><text:span text:style-name="T10">Au sein du répertoire du projet, un script main.sh a été créée. Il permet d'afficher le Menu Principal et initialise l'ensemble des variables. </text:span></text:p>
      <text:p text:style-name="P32"/>
      <text:p text:style-name="P31"><text:span text:style-name="T13">D</text:span>eux dossiers ont été crées <text:span text:style-name="T1">dont le premier est « DATA ». Il contient trois fichiers qui</text:span> contiennent respectivement les données relatives aux utilisateurs du programme, les demandes de rapatriements de l'ensemble des utilisateurs ainsi que les stratégies de rapatriements (qui <text:span text:style-name="T1">rapatrie quoi et où</text:span>). </text:p>
      <text:p text:style-name="P3">Le second dossier est « Bin », il contient l'ensemble des scripts permettant de gérer les utilisateurs, les rapatriements et les stratégies. Une brève description des fonctions contenues dans <text:span text:style-name="T6">le fichier Bin, c</text:span>odés en bash <text:span text:style-name="T14">suit </text:span>: </text:p>
      <text:p text:style-name="P3"/>
      <text:p text:style-name="P28">Bin/gestion_user</text:p>
      <text:p text:style-name="P3"/>
      <text:list xml:id="list37665915006556531" text:style-name="L1">
        <text:list-item>
          <text:p text:style-name="P4">init : initialise les variables, notamment le fichier DATA/list_users.txt</text:p>
        </text:list-item>
        <text:list-item>
          <text:p text:style-name="P6">displayMenu : affiche le menu utilisateurs</text:p>
        </text:list-item>
        <text:list-item>
          <text:p text:style-name="P6">listUsers : affiche la liste des utilisateurs <text:span text:style-name="T2">existants</text:span></text:p>
        </text:list-item>
        <text:list-item>
          <text:p text:style-name="P6">addUsers : ajoute un utilisateur avec les champs Nom, Prénom et adresse mail</text:p>
        </text:list-item>
        <text:list-item>
          <text:p text:style-name="P6">getNewId : permet de récupérer le dernier Id de la liste des utilisateurs et attribue un nouvel Id au nouvel utilisateurs</text:p>
        </text:list-item>
        <text:list-item>
          <text:p text:style-name="P6">delUser : permet de supprimer un ou plusieurs utilisateur(s) à la fois</text:p>
        </text:list-item>
      </text:list>
      <text:p text:style-name="P5"/>
      <text:p text:style-name="P29">Bin/gestion_repatriations</text:p>
      <text:p text:style-name="P5"/>
      <text:list xml:id="list8808440976633076601" text:style-name="L2">
        <text:list-item>
          <text:p text:style-name="P7">init : initialise les variables, notamment le fichier DATA/list_repatriations.txt</text:p>
        </text:list-item>
        <text:list-item>
          <text:p text:style-name="P7">displayMenu : <text:span text:style-name="T2">affiche le menu rapatriements</text:span></text:p>
        </text:list-item>
        <text:list-item>
          <text:p text:style-name="P7">listRepatriations : <text:span text:style-name="T2">affiche la liste des rapatriements existants</text:span></text:p>
        </text:list-item>
        <text:list-item>
          <text:p text:style-name="P7">addRepatriation : <text:span text:style-name="T2">ajoute un rapatriement avec les champs Répertoire de destination, adresse du fichierà rapatrier</text:span></text:p>
        </text:list-item>
        <text:list-item>
          <text:p text:style-name="P8">getNewId : permet de récupérer le dernier Id de la liste des <text:span text:style-name="T2">rapatriements </text:span>et attribue un nouvel Id au nouv<text:span text:style-name="T2">eau rapatriement</text:span></text:p>
        </text:list-item>
        <text:list-item>
          <text:p text:style-name="P7">delRepatriation : permet de supprimer un o<text:span text:style-name="T2">u plusieurs rapatriement(s) à la fois</text:span></text:p>
        </text:list-item>
        <text:list-item>
          <text:p text:style-name="P7"/>
        </text:list-item>
      </text:list>
      <text:p text:style-name="P30">Bin/gestion_strategies</text:p>
      <text:p text:style-name="P20"/>
      <text:list xml:id="list1567507147790944740" text:style-name="L3">
        <text:list-item>
          <text:p text:style-name="P9">init : initialise les variables, notamment le fichier DATA/list_<text:span text:style-name="T3">strategie</text:span>s.txt</text:p>
        </text:list-item>
        <text:list-item>
          <text:p text:style-name="P9">displayMenu : <text:span text:style-name="T2">affiche le menu stratégies</text:span></text:p>
        </text:list-item>
        <text:list-item>
          <text:p text:style-name="P9">list<text:span text:style-name="T8">Strategy</text:span>: <text:span text:style-name="T2">affiche la liste des stratégies existantes</text:span></text:p>
        </text:list-item>
        <text:list-item>
          <text:p text:style-name="P10">add<text:span text:style-name="T8">Strategy</text:span> : <text:span text:style-name="T2">ajoute une stratégie avec les champs </text:span><text:span text:style-name="T5">X</text:span></text:p>
        </text:list-item>
        <text:list-item>
          <text:p text:style-name="P11">getNewId : permet de récupérer le dernier Id de la liste des <text:span text:style-name="T2">stratégies </text:span>et attribue un nouvel Id <text:span text:style-name="T4">à la nouvelle stratégies</text:span></text:p>
        </text:list-item>
        <text:list-item>
          <text:p text:style-name="P10">del<text:span text:style-name="T8">Strategy</text:span> : permet de supprimer un<text:span text:style-name="T4">e</text:span> o<text:span text:style-name="T2">u plusieurs stratégies à la fois</text:span></text:p>
        </text:list-item>
        <text:list-item>
          <text:p text:style-name="P25">addCron : ajoute au fichier mycron la commande à réaliser pour le rapatriement, conforme à la syntaxe demandée par crontab. </text:p>
        </text:list-item>
        <text:list-item>
          <text:p text:style-name="P25">DelCron : supprimer un rapatriement du fichier mycron. </text:p>
          <text:p text:style-name="P12"/>
        </text:list-item>
      </text:list>
      <text:p text:style-name="P27"><text:soft-page-break/></text:p>
      <text:p text:style-name="P24"/>
      <text:p text:style-name="P16">Interaction entre les <text:span text:style-name="T12">scripts</text:span></text:p>
      <text:p text:style-name="P21"/>
      <text:p text:style-name="P24">Lorsque l'utilisateur choisit d'afficher la liste des utilisateurs, la seule option qui lui est proposée est de revenir au Menu Utilisateur. A partir de ce sous-menu, l'utilisateur peut également revenir au Menu principal. </text:p>
      <text:p text:style-name="P24">Il en est de même pour l'affichage des rapatriements et des stratégies. </text:p>
      <text:p text:style-name="P24"/>
      <text:p text:style-name="P33">Lorsqu'un utilisateur est ajouté, retour au menu Principal. </text:p>
      <text:p text:style-name="P21"/>
      <text:p text:style-name="P17">Tests</text:p>
      <text:p text:style-name="P13"/>
      <text:p text:style-name="P22">Un utilisateur n'est ajouté que s'il fournit les 3 champs demandés</text:p>
      <text:p text:style-name="P22">Un utilisateur est supprimé si et seulement si aucune stratégies ne lui est associée. </text:p>
      <text:p text:style-name="P23">Un rapatriement n'est enregistré que si les 2 champs demandé<text:span text:style-name="T9">s</text:span> sont remplis. </text:p>
      <text:p text:style-name="P5"/>
      <text:p text:style-name="P5"/>
      <text:p text:style-name="P26"/>
      <text:p text:style-name="P18">Informations à propos du logiciel </text:p>
      <text:p text:style-name="P24"/>
      <text:p text:style-name="P24">L'utilisateur peut accéder à différentes informations telles que la version du logiciel, le nom des auteurs <text:span text:style-name="T7">et l'organisation dont ces derniers dépendent. </text:span></text:p>
      <text:p text:style-name="P24"/>
      <text:p text:style-name="P19">Modules requ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4:20:40.092007343</meta:creation-date>
    <dc:date>2015-10-21T14:00:50.485392484</dc:date>
    <meta:editing-duration>PT35M54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507" meta:character-count="3241" meta:non-whitespace-character-count="2784"/>
  </office:meta>
</office:document-meta>
</file>